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848" officeooo:paragraph-rsid="00039848"/>
    </style:style>
    <style:style style:name="P2" style:family="paragraph" style:parent-style-name="Standard">
      <style:text-properties fo:font-size="10pt" officeooo:rsid="00039848" officeooo:paragraph-rsid="00039848" style:font-size-asian="10pt" style:font-size-complex="10pt"/>
    </style:style>
    <style:style style:name="P3" style:family="paragraph" style:parent-style-name="Standard">
      <style:text-properties fo:font-size="12pt" fo:font-weight="bold" officeooo:rsid="00039848" officeooo:paragraph-rsid="0003984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5pt" officeooo:rsid="0007f02b" officeooo:paragraph-rsid="0007f02b" style:font-size-asian="5pt" style:font-size-complex="5pt"/>
    </style:style>
    <style:style style:name="P5" style:family="paragraph" style:parent-style-name="Standard">
      <style:text-properties fo:font-size="4pt" style:text-underline-style="solid" style:text-underline-width="auto" style:text-underline-color="font-color" officeooo:rsid="00039848" officeooo:paragraph-rsid="00039848" style:font-size-asian="4pt" style:font-size-complex="4pt"/>
    </style:style>
    <style:style style:name="P6" style:family="paragraph" style:parent-style-name="Standard">
      <style:text-properties fo:font-size="4pt" style:text-underline-style="solid" style:text-underline-width="auto" style:text-underline-color="font-color" officeooo:rsid="00092943" officeooo:paragraph-rsid="00092943" style:font-size-asian="4pt" style:font-size-complex="4pt"/>
    </style:style>
    <style:style style:name="P7" style:family="paragraph" style:parent-style-name="Standard">
      <style:text-properties fo:font-size="4pt" officeooo:rsid="00039848" officeooo:paragraph-rsid="00039848" style:font-size-asian="4pt" style:font-size-complex="4pt"/>
    </style:style>
    <style:style style:name="P8" style:family="paragraph" style:parent-style-name="Standard">
      <style:text-properties fo:font-size="4pt" officeooo:rsid="00039848" officeooo:paragraph-rsid="000c3b9b" style:font-size-asian="4pt" style:font-size-complex="4pt"/>
    </style:style>
    <style:style style:name="P9" style:family="paragraph" style:parent-style-name="Standard">
      <style:text-properties fo:font-size="4pt" officeooo:rsid="00092943" officeooo:paragraph-rsid="00092943" style:font-size-asian="4pt" style:font-size-complex="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2c96" style:font-weight-asian="bold" style:font-weight-complex="bold"/>
    </style:style>
    <style:style style:name="T3" style:family="text">
      <style:text-properties officeooo:rsid="00062c96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09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VR TESTER SOUČÁSTEK</text:p>
      <text:p text:style-name="P2"/>
      <text:p text:style-name="P2"/>
      <text:p text:style-name="P4">!! KONDENZÁTORY MUSÍ BÝT PŘED PŘIPOJENÍM VŽDY VYBITÉ !!</text:p>
      <text:p text:style-name="P1"/>
      <text:p text:style-name="P2">VYP – ZAP</text:p>
      <text:p text:style-name="P1"/>
      <text:p text:style-name="P1"/>
      <text:p text:style-name="P5">Testuje a měří:</text:p>
      <text:p text:style-name="P7"><text:span text:style-name="T1">Odpory</text:span> 0,01Ω – 50MΩ</text:p>
      <text:p text:style-name="P8"><text:span text:style-name="T1">Kondenzátory</text:span> 25pF – 100mF a ESR od hodnot 0,18μF</text:p>
      <text:p text:style-name="P8"><text:s text:c="3"/>(u tantalů polarit<text:span text:style-name="T5">a</text:span>: (-) na pin 1 a (+) na pin 2 / 3, nebo (-) na pin 2 a (+) na pin 3</text:p>
      <text:p text:style-name="P7"><text:span text:style-name="T2">Tranzistory</text:span><text:span text:style-name="T3"> - a</text:span>utomatická detekce NPN a PNP, N a P kanálové MOSFET, JFET</text:p>
      <text:p text:style-name="P8"><text:span text:style-name="T1">Tyristory</text:span> a <text:span text:style-name="T2">t</text:span><text:span text:style-name="T1">riaky</text:span> (měří proudem 6mA tzn. pouze citlivější součástky),</text:p>
      <text:p text:style-name="P8"><text:s text:c="3"/>neotevře součástky s větším proudem hradla a darlingtony s vnitřními rezistory</text:p>
      <text:p text:style-name="P7"><text:span text:style-name="T1">Diody</text:span> a dvojité diody</text:p>
      <text:p text:style-name="P7"><text:span text:style-name="T1">Cívky</text:span> 0,01mH – 20H s nižším rozlišením</text:p>
      <text:p text:style-name="P7"/>
      <text:p text:style-name="P6">Návod:</text:p>
      <text:p text:style-name="P9">Připojit měřenou součástku a stisknout tlačítk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5:17:13.276000000</meta:creation-date>
    <dc:date>2019-06-01T17:52:55.472000000</dc:date>
    <meta:editing-duration>PT54M28S</meta:editing-duration>
    <meta:editing-cycles>8</meta:editing-cycles>
    <meta:generator>LibreOffice/6.1.5.2$Windows_X86_64 LibreOffice_project/90f8dcf33c87b3705e78202e3df5142b201bd805</meta:generator>
    <meta:print-date>2019-06-01T17:25:09.199000000</meta:print-date>
    <meta:document-statistic meta:table-count="0" meta:image-count="0" meta:object-count="0" meta:page-count="1" meta:paragraph-count="14" meta:word-count="103" meta:character-count="591" meta:non-whitespace-character-count="492"/>
  </office:meta>
</office:document-meta>
</file>